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752a9" officeooo:paragraph-rsid="001752a9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bb2e9" officeooo:paragraph-rsid="001bb2e9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2bbb5a" officeooo:paragraph-rsid="002bbb5a" style:font-weight-asian="bold" style:font-weight-complex="bold"/>
    </style:style>
    <style:style style:name="P4" style:family="paragraph" style:parent-style-name="Standard">
      <style:text-properties fo:language="en" fo:country="US" officeooo:rsid="001944a8" officeooo:paragraph-rsid="001944a8"/>
    </style:style>
    <style:style style:name="P5" style:family="paragraph" style:parent-style-name="Standard">
      <style:text-properties fo:language="en" fo:country="US" officeooo:rsid="001bb2e9" officeooo:paragraph-rsid="001bb2e9"/>
    </style:style>
    <style:style style:name="P6" style:family="paragraph" style:parent-style-name="Standard">
      <style:text-properties fo:language="en" fo:country="US" fo:font-style="italic" officeooo:rsid="001bb2e9" officeooo:paragraph-rsid="001bb2e9" style:font-style-asian="italic" style:font-style-complex="italic"/>
    </style:style>
    <style:style style:name="P7" style:family="paragraph" style:parent-style-name="Standard">
      <style:text-properties fo:language="en" fo:country="US" officeooo:rsid="001ccaad" officeooo:paragraph-rsid="001ccaad"/>
    </style:style>
    <style:style style:name="P8" style:family="paragraph" style:parent-style-name="Standard">
      <style:text-properties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en" fo:country="US" officeooo:rsid="0022dc24" officeooo:paragraph-rsid="0022dc24"/>
    </style:style>
    <style:style style:name="P10" style:family="paragraph" style:parent-style-name="Standard">
      <style:text-properties fo:language="en" fo:country="US" fo:font-weight="normal" officeooo:rsid="002bbb5a" officeooo:paragraph-rsid="002bbb5a" style:font-weight-asian="normal" style:font-weight-complex="normal"/>
    </style:style>
    <style:style style:name="P11" style:family="paragraph" style:parent-style-name="Standard">
      <style:text-properties style:text-line-through-style="solid" style:text-line-through-type="single" fo:language="en" fo:country="US" officeooo:rsid="001944a8" officeooo:paragraph-rsid="001944a8"/>
    </style:style>
    <style:style style:name="P12" style:family="paragraph" style:parent-style-name="Standard">
      <style:paragraph-properties fo:break-before="page"/>
      <style:text-properties fo:language="en" fo:country="US" officeooo:rsid="001944a8" officeooo:paragraph-rsid="001944a8"/>
    </style:style>
    <style:style style:name="P13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781ad" officeooo:paragraph-rsid="002781ad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text-properties style:text-line-through-style="solid" style:text-line-through-type="single" fo:language="en" fo:country="US" officeooo:rsid="001944a8" officeooo:paragraph-rsid="001944a8"/>
    </style:style>
    <style:style style:name="P18" style:family="paragraph" style:parent-style-name="Standard" style:list-style-name="L3">
      <style:text-properties style:text-line-through-style="solid" style:text-line-through-type="single" fo:language="en" fo:country="US" officeooo:rsid="001944a8" officeooo:paragraph-rsid="001944a8"/>
    </style:style>
    <style:style style:name="P19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1b42da"/>
    </style:style>
    <style:style style:name="P20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20dd55"/>
    </style:style>
    <style:style style:name="P21" style:family="paragraph" style:parent-style-name="Standard" style:list-style-name="L2">
      <style:text-properties fo:language="en" fo:country="US" officeooo:rsid="001944a8" officeooo:paragraph-rsid="001944a8"/>
    </style:style>
    <style:style style:name="P22" style:family="paragraph" style:parent-style-name="Standard" style:list-style-name="L3">
      <style:text-properties fo:language="en" fo:country="US" officeooo:rsid="001b42da" officeooo:paragraph-rsid="001b42da"/>
    </style:style>
    <style:style style:name="P23" style:family="paragraph" style:parent-style-name="Standard" style:list-style-name="L4">
      <style:text-properties fo:language="en" fo:country="US" officeooo:rsid="001bb2e9" officeooo:paragraph-rsid="001bb2e9"/>
    </style:style>
    <style:style style:name="P24" style:family="paragraph" style:parent-style-name="Standard" style:list-style-name="L5">
      <style:text-properties fo:language="en" fo:country="US" officeooo:rsid="001bb2e9" officeooo:paragraph-rsid="001bb2e9"/>
    </style:style>
    <style:style style:name="P25" style:family="paragraph" style:parent-style-name="Standard" style:list-style-name="L6">
      <style:text-properties fo:language="en" fo:country="US" officeooo:rsid="001bb2e9" officeooo:paragraph-rsid="001bb2e9"/>
    </style:style>
    <style:style style:name="P26" style:family="paragraph" style:parent-style-name="Standard" style:list-style-name="L4">
      <style:text-properties fo:language="en" fo:country="US" officeooo:rsid="001ccaad" officeooo:paragraph-rsid="001ccaad"/>
    </style:style>
    <style:style style:name="P27" style:family="paragraph" style:parent-style-name="Standard" style:list-style-name="L6">
      <style:text-properties fo:language="en" fo:country="US" officeooo:rsid="001ccaad" officeooo:paragraph-rsid="001ccaad"/>
    </style:style>
    <style:style style:name="P28" style:family="paragraph" style:parent-style-name="Standard" style:list-style-name="L7">
      <style:text-properties fo:language="en" fo:country="US" officeooo:rsid="001ccaad" officeooo:paragraph-rsid="001ccaad"/>
    </style:style>
    <style:style style:name="P29" style:family="paragraph" style:parent-style-name="Standard" style:list-style-name="L8">
      <style:text-properties fo:language="en" fo:country="US" officeooo:rsid="001ccaad" officeooo:paragraph-rsid="001ccaad"/>
    </style:style>
    <style:style style:name="P30" style:family="paragraph" style:parent-style-name="Standard" style:list-style-name="L6">
      <style:text-properties fo:language="en" fo:country="US" officeooo:rsid="002781ad" officeooo:paragraph-rsid="002781ad"/>
    </style:style>
    <style:style style:name="P31" style:family="paragraph" style:parent-style-name="Standard" style:list-style-name="L9">
      <style:text-properties fo:language="en" fo:country="US" fo:font-weight="normal" officeooo:rsid="002bbb5a" officeooo:paragraph-rsid="002bbb5a" style:font-weight-asian="normal" style:font-weight-complex="normal"/>
    </style:style>
    <style:style style:name="P32" style:family="paragraph" style:parent-style-name="Standard" style:list-style-name="L6">
      <style:text-properties fo:language="en" fo:country="US" officeooo:rsid="0031f805" officeooo:paragraph-rsid="0031f805"/>
    </style:style>
    <style:style style:name="T1" style:family="text">
      <style:text-properties fo:font-style="italic" fo:font-weight="normal" officeooo:rsid="001944a8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caa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officeooo:rsid="0020dd55"/>
    </style:style>
    <style:style style:name="T6" style:family="text">
      <style:text-properties officeooo:rsid="0021d6ca"/>
    </style:style>
    <style:style style:name="T7" style:family="text">
      <style:text-properties officeooo:rsid="002781ad"/>
    </style:style>
    <style:style style:name="T8" style:family="text">
      <style:text-properties officeooo:rsid="0029f067"/>
    </style:style>
    <style:style style:name="T9" style:family="text">
      <style:text-properties officeooo:rsid="002d2406"/>
    </style:style>
    <style:style style:name="T10" style:family="text">
      <style:text-properties officeooo:rsid="002eb1c2"/>
    </style:style>
    <style:style style:name="T11" style:family="text">
      <style:text-properties officeooo:rsid="002f3f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01 – A beginning</text:p>
      <text:p text:style-name="P1"><text:s/><text:span text:style-name="T1">Date: 07-03-2017</text:span></text:p>
      <text:p text:style-name="P8"/>
      <text:p text:style-name="P8">User administration</text:p>
      <text:list xml:id="list1477786921215416189" text:style-name="L1">
        <text:list-item>
          <text:p text:style-name="P13">Only when user has administration rights</text:p>
        </text:list-item>
        <text:list-item>
          <text:p text:style-name="P13">Add user</text:p>
        </text:list-item>
        <text:list-item>
          <text:p text:style-name="P13">Add rights</text:p>
        </text:list-item>
        <text:list-item>
          <text:p text:style-name="P13">Edit user</text:p>
        </text:list-item>
        <text:list-item>
          <text:p text:style-name="P13">Delete user</text:p>
        </text:list-item>
        <text:list-item>
          <text:p text:style-name="P13">Delete <text:span text:style-name="T5">user </text:span>only when no route posted</text:p>
        </text:list-item>
        <text:list-item>
          <text:p text:style-name="P13">Log in</text:p>
        </text:list-item>
        <text:list-item>
          <text:p text:style-name="P13">Log out</text:p>
        </text:list-item>
        <text:list-item>
          <text:p text:style-name="P14">Validate form and display error message</text:p>
        </text:list-item>
      </text:list>
      <text:p text:style-name="P4"/>
      <text:p text:style-name="P4">Posting routes</text:p>
      <text:list xml:id="list2917522085292133007" text:style-name="L2">
        <text:list-item>
          <text:p text:style-name="P17"><text:span text:style-name="T3">Only w</text:span>hen has posting rights</text:p>
        </text:list-item>
        <text:list-item>
          <text:p text:style-name="P17">Add route</text:p>
        </text:list-item>
        <text:list-item>
          <text:p text:style-name="P17">Edit route</text:p>
        </text:list-item>
        <text:list-item>
          <text:p text:style-name="P17">upload new gpx file</text:p>
        </text:list-item>
        <text:list-item>
          <text:p text:style-name="P17">delete route</text:p>
        </text:list-item>
        <text:list-item>
          <text:p text:style-name="P17">display list of uploaded hiking routes</text:p>
        </text:list-item>
        <text:list-item>
          <text:p text:style-name="P15">Validate form and display error message</text:p>
        </text:list-item>
        <text:list-item>
          <text:p text:style-name="P16"><text:span text:style-name="T9">Get n</text:span>ame of start location by nomatim service from osm</text:p>
        </text:list-item>
      </text:list>
      <text:p text:style-name="P11"/>
      <text:list xml:id="list215656365256095" text:continue-numbering="true" text:style-name="L2">
        <text:list-header>
          <text:p text:style-name="P21"/>
        </text:list-header>
      </text:list>
      <text:p text:style-name="P4">Display route</text:p>
      <text:list xml:id="list59219784710594257" text:style-name="L3">
        <text:list-item>
          <text:p text:style-name="P18">Display list of all uploaded routes </text:p>
        </text:list-item>
        <text:list-item>
          <text:p text:style-name="P19">Display route</text:p>
          <text:list>
            <text:list-item>
              <text:p text:style-name="P19">Edit controls when allowed to edit (owner of administrator)</text:p>
            </text:list-item>
            <text:list-item>
              <text:p text:style-name="P19">Title</text:p>
            </text:list-item>
            <text:list-item>
              <text:p text:style-name="P22"><text:span text:style-name="T4">Map</text:span> </text:p>
            </text:list-item>
            <text:list-item>
              <text:p text:style-name="P20">User <text:span text:style-name="T5">name </text:span></text:p>
            </text:list-item>
            <text:list-item>
              <text:p text:style-name="P20">upload date</text:p>
            </text:list-item>
          </text:list>
        </text:list-item>
      </text:list>
      <text:p text:style-name="P4"/>
      <text:p text:style-name="P5">Cleanup:</text:p>
      <text:list xml:id="list4956459704433898441" text:style-name="L4">
        <text:list-item>
          <text:p text:style-name="P23">Cleaning default generated Laveral code</text:p>
          <text:list>
            <text:list-item>
              <text:p text:style-name="P23">Register page</text:p>
            </text:list-item>
            <text:list-item>
              <text:p text:style-name="P23">Password forgot</text:p>
            </text:list-item>
          </text:list>
        </text:list-item>
        <text:list-item>
          <text:p text:style-name="P26">Improve layout</text:p>
        </text:list-item>
      </text:list>
      <text:p text:style-name="P4"/>
      <text:p text:style-name="P12"/>
      <text:p text:style-name="P2">Version 0.02 - <text:s/>Make it usable</text:p>
      <text:p text:style-name="P6">Date: 08-0<text:span text:style-name="T10">4</text:span>-2017</text:p>
      <text:p text:style-name="P5"/>
      <text:p text:style-name="P5">User administration</text:p>
      <text:list xml:id="list8610834824225371517" text:style-name="L5">
        <text:list-item>
          <text:p text:style-name="P24">Nick name</text:p>
        </text:list-item>
        <text:list-item>
          <text:p text:style-name="P24">Edit profile</text:p>
        </text:list-item>
        <text:list-item>
          <text:p text:style-name="P24">Disable user (only administrator)</text:p>
        </text:list-item>
      </text:list>
      <text:p text:style-name="P9"/>
      <text:p text:style-name="P5"/>
      <text:p text:style-name="P5"><text:span text:style-name="T6">R</text:span>outes</text:p>
      <text:list xml:id="list88245646209013146" text:style-name="L6">
        <text:list-item>
          <text:p text:style-name="P25">Publish flag</text:p>
        </text:list-item>
        <text:list-item>
          <text:p text:style-name="P25">Uploading: First upload gpx and the edit details</text:p>
        </text:list-item>
        <text:list-item>
          <text:p text:style-name="P27">Detailed route description</text:p>
        </text:list-item>
        <text:list-item>
          <text:p text:style-name="P27">upload photo’s</text:p>
        </text:list-item>
        <text:list-item>
          <text:p text:style-name="P27">Calculate distance</text:p>
        </text:list-item>
        <text:list-item>
          <text:p text:style-name="P27">Store route details in table</text:p>
        </text:list-item>
        <text:list-item>
          <text:p text:style-name="P27">Getting/<text:span text:style-name="T8">s</text:span>tor<text:span text:style-name="T8">ing</text:span> route recording time</text:p>
        </text:list-item>
        <text:list-item>
          <text:p text:style-name="P30">Paging of routes</text:p>
        </text:list-item>
        <text:list-item>
          <text:p text:style-name="P30">Store osm-nomatim location data in separate table=&gt;user can’t modify this data. Is used for searching </text:p>
        </text:list-item>
        <text:list-item>
          <text:p text:style-name="P32">When uploading new route:Check if uploaded GFX belongs to the current user</text:p>
        </text:list-item>
        <text:list-item>
          <text:p text:style-name="P32">Ask confirmation to delete a route</text:p>
          <text:p text:style-name="P25"/>
        </text:list-item>
      </text:list>
      <text:p text:style-name="P7">Display routes</text:p>
      <text:p text:style-name="P7"/>
      <text:list xml:id="list8713139944306769012" text:style-name="L7">
        <text:list-item>
          <text:p text:style-name="P28">Search route<text:span text:style-name="T7">s</text:span></text:p>
        </text:list-item>
        <text:list-item>
          <text:p text:style-name="P28">Near <text:s/>route<text:span text:style-name="T7">s</text:span></text:p>
        </text:list-item>
      </text:list>
      <text:p text:style-name="P7"/>
      <text:p text:style-name="P7">Others:</text:p>
      <text:list xml:id="list5229182278336222868" text:style-name="L8">
        <text:list-item>
          <text:p text:style-name="P29">Figure out how to install</text:p>
        </text:list-item>
        <text:list-item>
          <text:p text:style-name="P29">Unit /auto testing</text:p>
        </text:list-item>
      </text:list>
      <text:p text:style-name="P7"/>
      <text:p text:style-name="P3">Version 0.03 – Add missing must haves</text:p>
      <text:p text:style-name="P10"><text:span text:style-name="T2">Date:</text:span> 01-0<text:span text:style-name="T11">6</text:span>-2017</text:p>
      <text:p text:style-name="P10"/>
      <text:list xml:id="list4433614537286599604" text:style-name="L9">
        <text:list-item>
          <text:p text:style-name="P31">kml files</text:p>
        </text:list-item>
        <text:list-item>
          <text:p text:style-name="P31">Optional disable registration</text:p>
        </text:list-item>
        <text:list-item>
          <text:p text:style-name="P31">Optional hide login</text:p>
        </text:list-item>
        <text:list-item>
          <text:p text:style-name="P31">Download gpx</text:p>
        </text:list-item>
        <text:list-item>
          <text:p text:style-name="P31">User profile</text:p>
        </text:list-item>
        <text:list-item>
          <text:p text:style-name="P31">Email confirmation on registr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9:52:09.659576842</meta:creation-date>
    <dc:date>2017-02-20T21:56:54.896754519</dc:date>
    <meta:editing-duration>PT5H37M40S</meta:editing-duration>
    <meta:editing-cycles>19</meta:editing-cycles>
    <meta:generator>LibreOffice/5.2.3.3$Linux_X86_64 LibreOffice_project/20m0$Build-3</meta:generator>
    <meta:document-statistic meta:table-count="0" meta:image-count="0" meta:object-count="0" meta:page-count="2" meta:paragraph-count="68" meta:word-count="289" meta:character-count="1537" meta:non-whitespace-character-count="1359"/>
  </office:meta>
</office:document-meta>
</file>